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Eh" svg:font-family="ME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cm" svg:stroke-color="#ff0000" draw:marker-start-width="0.35cm" draw:marker-end-width="0.3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solid" draw:fill-color="#00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1cm" fo:min-width="0cm"/>
    </style:style>
    <style:style style:name="gr4" style:family="graphic" style:parent-style-name="standard">
      <style:graphic-properties svg:stroke-color="#000000" draw:fill-color="#6600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="solid" draw:fill-color="#ff950e" draw:textarea-vertical-align="middle"/>
    </style:style>
    <style:style style:name="gr8" style:family="graphic" style:parent-style-name="standard">
      <style:graphic-properties svg:stroke-color="#000000" draw:fill="solid" draw:fill-color="#ffff00" draw:textarea-vertical-align="middle"/>
    </style:style>
    <style:style style:name="gr9" style:family="graphic" style:parent-style-name="standard">
      <style:graphic-properties svg:stroke-color="#000000" draw:fill="solid" draw:fill-color="#461900" draw:textarea-vertical-align="middle"/>
    </style:style>
    <style:style style:name="gr10" style:family="graphic" style:parent-style-name="standard">
      <style:graphic-properties svg:stroke-color="#000000" draw:fill="solid" draw:fill-color="#66ff66" draw:textarea-vertical-align="middle"/>
    </style:style>
    <style:style style:name="gr11" style:family="graphic" style:parent-style-name="standard">
      <style:graphic-properties svg:stroke-color="#000000" draw:fill-color="#ff000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ffff"/>
      <style:paragraph-properties fo:text-align="center"/>
    </style:style>
    <style:style style:name="P3" style:family="paragraph">
      <loext:graphic-properties draw:fill="none" draw:fill-color="#ffffff"/>
      <style:text-properties style:font-name="MEh"/>
    </style:style>
    <style:style style:name="P4" style:family="paragraph">
      <loext:graphic-properties draw:fill-color="#6600ff"/>
      <style:paragraph-properties fo:text-align="center"/>
    </style:style>
    <style:style style:name="P5" style:family="paragraph">
      <loext:graphic-properties draw:fill="none" draw:fill-color="#ffffff"/>
      <style:text-properties fo:color="#ffffff" style:font-name="MEh"/>
    </style:style>
    <style:style style:name="P6" style:family="paragraph">
      <loext:graphic-properties draw:fill="solid" draw:fill-color="#ff950e"/>
      <style:paragraph-properties fo:text-align="center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solid" draw:fill-color="#461900"/>
      <style:paragraph-properties fo:text-align="center"/>
    </style:style>
    <style:style style:name="P9" style:family="paragraph">
      <loext:graphic-properties draw:fill="solid" draw:fill-color="#66ff66"/>
      <style:paragraph-properties fo:text-align="center"/>
    </style:style>
    <style:style style:name="P10" style:family="paragraph">
      <loext:graphic-properties draw:fill-color="#ff0000"/>
      <style:paragraph-properties fo:text-align="center"/>
    </style:style>
    <style:style style:name="T1" style:family="text">
      <style:text-properties style:font-name="MEh"/>
    </style:style>
    <style:style style:name="T2" style:family="text">
      <style:text-properties fo:color="#ffffff" style:font-name="ME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9.2cm" svg:y1="14.9cm" svg:x2="8.3cm" svg:y2="13.7cm">
          <text:p/>
        </draw:line>
        <draw:line draw:style-name="gr1" draw:text-style-name="P1" draw:layer="layout" svg:x1="6cm" svg:y1="15cm" svg:x2="6cm" svg:y2="13.9cm">
          <text:p/>
        </draw:line>
        <draw:g>
          <draw:line draw:style-name="gr1" draw:text-style-name="P1" draw:layer="layout" svg:x1="8.6cm" svg:y1="4.1cm" svg:x2="10.5cm" svg:y2="3.7cm">
            <text:p/>
          </draw:line>
          <draw:line draw:style-name="gr1" draw:text-style-name="P1" draw:layer="layout" svg:x1="10.2cm" svg:y1="5.4cm" svg:x2="11.2cm" svg:y2="5.5cm">
            <text:p/>
          </draw:line>
          <draw:line draw:style-name="gr1" draw:text-style-name="P1" draw:layer="layout" svg:x1="10.2cm" svg:y1="7.3cm" svg:x2="11.1cm" svg:y2="7.5cm">
            <text:p/>
          </draw:line>
          <draw:line draw:style-name="gr1" draw:text-style-name="P1" draw:layer="layout" svg:x1="8.6cm" svg:y1="8.4cm" svg:x2="10.3cm" svg:y2="9.1cm">
            <text:p/>
          </draw:line>
          <draw:line draw:style-name="gr1" draw:text-style-name="P1" draw:layer="layout" svg:x1="6cm" svg:y1="8.8cm" svg:x2="7.4cm" svg:y2="8.4cm">
            <text:p/>
          </draw:line>
          <draw:line draw:style-name="gr1" draw:text-style-name="P1" draw:layer="layout" svg:x1="5.1cm" svg:y1="7.2cm" svg:x2="7.1cm" svg:y2="6.6cm">
            <text:p/>
          </draw:line>
          <draw:line draw:style-name="gr1" draw:text-style-name="P1" draw:layer="layout" svg:x1="5.6cm" svg:y1="4.6cm" svg:x2="7.1cm" svg:y2="6.1cm">
            <text:p/>
          </draw:line>
          <draw:g>
            <draw:circle draw:style-name="gr2" draw:text-style-name="P2" draw:layer="layout" svg:width="1.6cm" svg:height="1.6cm" svg:x="10.95cm" svg:y="6.7cm">
              <text:p/>
            </draw:circle>
            <draw:frame draw:style-name="gr3" draw:text-style-name="P3" draw:layer="layout" svg:width="1.154cm" svg:height="1.071cm" svg:x="11.196cm" svg:y="7.029cm">
              <draw:text-box>
                <text:p><text:span text:style-name="T1">d</text:span></text:p>
              </draw:text-box>
            </draw:frame>
          </draw:g>
          <draw:g>
            <draw:circle draw:style-name="gr2" draw:text-style-name="P2" draw:layer="layout" svg:width="1.6cm" svg:height="1.6cm" svg:x="10.35cm" svg:y="2.8cm">
              <text:p/>
            </draw:circle>
            <draw:frame draw:style-name="gr3" draw:text-style-name="P3" draw:layer="layout" svg:width="1.154cm" svg:height="1.071cm" svg:x="10.596cm" svg:y="3.129cm">
              <draw:text-box>
                <text:p><text:span text:style-name="T1">f</text:span></text:p>
              </draw:text-box>
            </draw:frame>
          </draw:g>
          <draw:g>
            <draw:circle draw:style-name="gr2" draw:text-style-name="P2" draw:layer="layout" svg:width="1.6cm" svg:height="1.6cm" svg:x="10.95cm" svg:y="4.7cm">
              <text:p/>
            </draw:circle>
            <draw:frame draw:style-name="gr3" draw:text-style-name="P3" draw:layer="layout" svg:width="1.154cm" svg:height="1.071cm" svg:x="11.196cm" svg:y="5.029cm">
              <draw:text-box>
                <text:p><text:span text:style-name="T1">g</text:span></text:p>
              </draw:text-box>
            </draw:frame>
          </draw:g>
          <draw:g>
            <draw:circle draw:style-name="gr2" draw:text-style-name="P2" draw:layer="layout" svg:width="1.6cm" svg:height="1.6cm" svg:x="10.15cm" svg:y="8.5cm">
              <text:p/>
            </draw:circle>
            <draw:frame draw:style-name="gr3" draw:text-style-name="P3" draw:layer="layout" svg:width="1.154cm" svg:height="1.071cm" svg:x="10.396cm" svg:y="8.829cm">
              <draw:text-box>
                <text:p><text:span text:style-name="T1">h</text:span></text:p>
              </draw:text-box>
            </draw:frame>
          </draw:g>
          <draw:g>
            <draw:circle draw:style-name="gr4" draw:text-style-name="P4" draw:layer="layout" svg:width="1.6cm" svg:height="1.6cm" svg:x="3.45cm" svg:y="2.2cm">
              <text:p/>
            </draw:circle>
            <draw:frame draw:style-name="gr5" draw:text-style-name="P5" draw:layer="layout" svg:width="1.154cm" svg:height="0.971cm" svg:x="3.673cm" svg:y="2.515cm">
              <draw:text-box>
                <text:p><text:span text:style-name="T2">q</text:span></text:p>
              </draw:text-box>
            </draw:frame>
          </draw:g>
          <draw:g>
            <draw:circle draw:style-name="gr4" draw:text-style-name="P4" draw:layer="layout" svg:width="1.6cm" svg:height="1.6cm" svg:x="2.55cm" svg:y="3.8cm">
              <text:p/>
            </draw:circle>
            <draw:frame draw:style-name="gr5" draw:text-style-name="P5" draw:layer="layout" svg:width="1.154cm" svg:height="0.971cm" svg:x="2.773cm" svg:y="4.115cm">
              <draw:text-box>
                <text:p><text:span text:style-name="T2">a</text:span></text:p>
              </draw:text-box>
            </draw:frame>
          </draw:g>
          <draw:g>
            <draw:glue-point draw:id="4" svg:x="5.006cm" svg:y="-5.006cm"/>
            <draw:glue-point draw:id="5" svg:x="3.437cm" svg:y="3.125cm"/>
            <draw:circle draw:style-name="gr4" draw:text-style-name="P4" draw:layer="layout" svg:width="1.6cm" svg:height="1.6cm" svg:x="4.45cm" svg:y="3.7cm">
              <text:p/>
            </draw:circle>
            <draw:frame draw:style-name="gr5" draw:text-style-name="P5" draw:layer="layout" svg:width="1.154cm" svg:height="0.971cm" svg:x="4.673cm" svg:y="4.015cm">
              <draw:text-box>
                <text:p><text:span text:style-name="T2">z</text:span></text:p>
              </draw:text-box>
            </draw:frame>
          </draw:g>
          <draw:circle draw:style-name="gr6" draw:text-style-name="P1" draw:layer="layout" svg:width="4.1cm" svg:height="4.1cm" svg:x="2.25cm" svg:y="2cm">
            <text:p/>
          </draw:circle>
          <draw:g>
            <draw:circle draw:style-name="gr7" draw:text-style-name="P6" draw:layer="layout" svg:width="1.6cm" svg:height="1.6cm" svg:x="3.65cm" svg:y="6.7cm">
              <text:p/>
            </draw:circle>
            <draw:frame draw:style-name="gr3" draw:text-style-name="P3" draw:layer="layout" svg:width="1.154cm" svg:height="1.071cm" svg:x="3.95cm" svg:y="7.029cm">
              <draw:text-box>
                <text:p><text:span text:style-name="T1">s</text:span></text:p>
              </draw:text-box>
            </draw:frame>
          </draw:g>
          <draw:g>
            <draw:circle draw:style-name="gr7" draw:text-style-name="P6" draw:layer="layout" svg:width="1.6cm" svg:height="1.6cm" svg:x="4.55cm" svg:y="8.3cm">
              <text:p/>
            </draw:circle>
            <draw:frame draw:style-name="gr3" draw:text-style-name="P3" draw:layer="layout" svg:width="1.154cm" svg:height="1.071cm" svg:x="4.85cm" svg:y="8.629cm">
              <draw:text-box>
                <text:p><text:span text:style-name="T1">w</text:span></text:p>
              </draw:text-box>
            </draw:frame>
          </draw:g>
          <draw:g>
            <draw:circle draw:style-name="gr7" draw:text-style-name="P6" draw:layer="layout" svg:width="1.6cm" svg:height="1.6cm" svg:x="2.75cm" svg:y="8.3cm">
              <text:p/>
            </draw:circle>
            <draw:frame draw:style-name="gr3" draw:text-style-name="P3" draw:layer="layout" svg:width="1.154cm" svg:height="1.071cm" svg:x="3.196cm" svg:y="8.529cm">
              <draw:text-box>
                <text:p><text:span text:style-name="T1">x</text:span></text:p>
              </draw:text-box>
            </draw:frame>
          </draw:g>
          <draw:circle draw:style-name="gr6" draw:text-style-name="P1" draw:layer="layout" svg:width="4.1cm" svg:height="4.1cm" svg:x="2.35cm" svg:y="6.5cm">
            <text:p/>
          </draw:circle>
          <draw:g>
            <draw:circle draw:style-name="gr8" draw:text-style-name="P7" draw:layer="layout" svg:width="1.6cm" svg:height="1.6cm" svg:x="6.965cm" svg:y="5.5cm">
              <text:p/>
            </draw:circle>
            <draw:frame draw:style-name="gr3" draw:text-style-name="P3" draw:layer="layout" svg:width="1.154cm" svg:height="1.071cm" svg:x="7.211cm" svg:y="5.829cm">
              <draw:text-box>
                <text:p><text:span text:style-name="T1">u</text:span></text:p>
              </draw:text-box>
            </draw:frame>
          </draw:g>
          <draw:g>
            <draw:circle draw:style-name="gr8" draw:text-style-name="P7" draw:layer="layout" svg:width="1.6cm" svg:height="1.6cm" svg:x="7.165cm" svg:y="7.4cm">
              <text:p/>
            </draw:circle>
            <draw:frame draw:style-name="gr3" draw:text-style-name="P3" draw:layer="layout" svg:width="1.154cm" svg:height="1.071cm" svg:x="7.411cm" svg:y="7.729cm">
              <draw:text-box>
                <text:p><text:span text:style-name="T1">y</text:span></text:p>
              </draw:text-box>
            </draw:frame>
          </draw:g>
          <draw:g>
            <draw:circle draw:style-name="gr8" draw:text-style-name="P7" draw:layer="layout" svg:width="1.6cm" svg:height="1.6cm" svg:x="8.765cm" svg:y="6.4cm">
              <text:p/>
            </draw:circle>
            <draw:frame draw:style-name="gr3" draw:text-style-name="P3" draw:layer="layout" svg:width="1.154cm" svg:height="1.071cm" svg:x="9.011cm" svg:y="6.729cm">
              <draw:text-box>
                <text:p><text:span text:style-name="T1">e</text:span></text:p>
              </draw:text-box>
            </draw:frame>
          </draw:g>
          <draw:g>
            <draw:circle draw:style-name="gr8" draw:text-style-name="P7" draw:layer="layout" svg:width="1.6cm" svg:height="1.6cm" svg:x="8.765cm" svg:y="4.6cm">
              <text:p/>
            </draw:circle>
            <draw:frame draw:style-name="gr3" draw:text-style-name="P3" draw:layer="layout" svg:width="1.154cm" svg:height="1.071cm" svg:x="9.011cm" svg:y="4.929cm">
              <draw:text-box>
                <text:p><text:span text:style-name="T1">t</text:span></text:p>
              </draw:text-box>
            </draw:frame>
          </draw:g>
          <draw:g>
            <draw:circle draw:style-name="gr8" draw:text-style-name="P7" draw:layer="layout" svg:width="1.6cm" svg:height="1.6cm" svg:x="7.165cm" svg:y="3.7cm">
              <text:p/>
            </draw:circle>
            <draw:frame draw:style-name="gr3" draw:text-style-name="P3" draw:layer="layout" svg:width="1.154cm" svg:height="1.071cm" svg:x="7.411cm" svg:y="4.029cm">
              <draw:text-box>
                <text:p><text:span text:style-name="T1">r</text:span></text:p>
              </draw:text-box>
            </draw:frame>
          </draw:g>
          <draw:ellipse draw:style-name="gr6" draw:text-style-name="P1" draw:layer="layout" svg:width="6.402cm" svg:height="4.215cm" draw:transform="skewX (-0.0183259571459405) rotate (1.56154608175933) translate (6.42cm 9.519cm)">
            <text:p/>
          </draw:ellipse>
        </draw:g>
        <draw:g>
          <draw:g>
            <draw:circle draw:style-name="gr9" draw:text-style-name="P8" draw:layer="layout" svg:width="1.6cm" svg:height="1.6cm" svg:x="1.6cm" svg:y="12.4cm">
              <text:p/>
            </draw:circle>
            <draw:frame draw:style-name="gr3" draw:text-style-name="P5" draw:layer="layout" svg:width="1.154cm" svg:height="1.071cm" svg:x="1.846cm" svg:y="12.729cm">
              <draw:text-box>
                <text:p><text:span text:style-name="T2">o</text:span></text:p>
              </draw:text-box>
            </draw:frame>
          </draw:g>
          <draw:g>
            <draw:circle draw:style-name="gr9" draw:text-style-name="P8" draw:layer="layout" svg:width="1.6cm" svg:height="1.6cm" svg:x="3.4cm" svg:y="12.4cm">
              <text:p/>
            </draw:circle>
            <draw:frame draw:style-name="gr3" draw:text-style-name="P5" draw:layer="layout" svg:width="1.154cm" svg:height="1.071cm" svg:x="3.646cm" svg:y="12.729cm">
              <draw:text-box>
                <text:p><text:span text:style-name="T2">p</text:span></text:p>
              </draw:text-box>
            </draw:frame>
          </draw:g>
          <draw:g>
            <draw:circle draw:style-name="gr9" draw:text-style-name="P8" draw:layer="layout" svg:width="1.6cm" svg:height="1.6cm" svg:x="5.2cm" svg:y="12.4cm">
              <text:p/>
            </draw:circle>
            <draw:frame draw:style-name="gr3" draw:text-style-name="P5" draw:layer="layout" svg:width="1.154cm" svg:height="1.071cm" svg:x="5.446cm" svg:y="12.729cm">
              <draw:text-box>
                <text:p><text:span text:style-name="T2">i</text:span></text:p>
              </draw:text-box>
            </draw:frame>
          </draw:g>
          <draw:g>
            <draw:circle draw:style-name="gr9" draw:text-style-name="P8" draw:layer="layout" svg:width="1.6cm" svg:height="1.6cm" svg:x="7cm" svg:y="12.4cm">
              <text:p/>
            </draw:circle>
            <draw:frame draw:style-name="gr3" draw:text-style-name="P5" draw:layer="layout" svg:width="1.154cm" svg:height="1.071cm" svg:x="7.4cm" svg:y="12.729cm">
              <draw:text-box>
                <text:p><text:span text:style-name="T2">j</text:span></text:p>
              </draw:text-box>
            </draw:frame>
          </draw:g>
          <draw:rect draw:style-name="gr6" draw:text-style-name="P1" draw:layer="layout" svg:width="7.5cm" svg:height="2.2cm" svg:x="1.4cm" svg:y="12.1cm">
            <text:p/>
          </draw:rect>
        </draw:g>
        <draw:g>
          <draw:g>
            <draw:circle draw:style-name="gr10" draw:text-style-name="P9" draw:layer="layout" svg:width="1.6cm" svg:height="1.6cm" svg:x="5.2cm" svg:y="14.9cm">
              <text:p/>
            </draw:circle>
            <draw:frame draw:style-name="gr3" draw:text-style-name="P3" draw:layer="layout" svg:width="1.154cm" svg:height="1.071cm" svg:x="5.446cm" svg:y="15.229cm">
              <draw:text-box>
                <text:p><text:span text:style-name="T1">c</text:span></text:p>
              </draw:text-box>
            </draw:frame>
          </draw:g>
          <draw:g>
            <draw:circle draw:style-name="gr10" draw:text-style-name="P9" draw:layer="layout" svg:width="1.6cm" svg:height="1.6cm" svg:x="4.3cm" svg:y="16.5cm">
              <text:p/>
            </draw:circle>
            <draw:frame draw:style-name="gr3" draw:text-style-name="P3" draw:layer="layout" svg:width="1.154cm" svg:height="1.071cm" svg:x="4.546cm" svg:y="16.829cm">
              <draw:text-box>
                <text:p><text:span text:style-name="T1">v</text:span></text:p>
              </draw:text-box>
            </draw:frame>
          </draw:g>
          <draw:g>
            <draw:circle draw:style-name="gr10" draw:text-style-name="P9" draw:layer="layout" svg:width="1.6cm" svg:height="1.6cm" svg:x="6.1cm" svg:y="16.5cm">
              <text:p/>
            </draw:circle>
            <draw:frame draw:style-name="gr3" draw:text-style-name="P3" draw:layer="layout" svg:width="1.154cm" svg:height="1.071cm" svg:x="6.346cm" svg:y="16.829cm">
              <draw:text-box>
                <text:p><text:span text:style-name="T1">b</text:span></text:p>
              </draw:text-box>
            </draw:frame>
          </draw:g>
          <draw:circle draw:style-name="gr6" draw:text-style-name="P1" draw:layer="layout" svg:width="4.1cm" svg:height="4.1cm" svg:x="3.9cm" svg:y="14.7cm">
            <text:p/>
          </draw:circle>
        </draw:g>
        <draw:g>
          <draw:g>
            <draw:circle draw:style-name="gr11" draw:text-style-name="P10" draw:layer="layout" svg:width="1.6cm" svg:height="1.6cm" svg:x="10.2cm" svg:y="13.3cm">
              <text:p/>
            </draw:circle>
            <draw:frame draw:style-name="gr5" draw:text-style-name="P3" draw:layer="layout" svg:width="1.154cm" svg:height="0.971cm" svg:x="10.423cm" svg:y="13.615cm">
              <draw:text-box>
                <text:p><text:span text:style-name="T1">k</text:span></text:p>
              </draw:text-box>
            </draw:frame>
          </draw:g>
          <draw:g>
            <draw:circle draw:style-name="gr11" draw:text-style-name="P10" draw:layer="layout" svg:width="1.6cm" svg:height="1.6cm" svg:x="10.2cm" svg:y="16cm">
              <text:p/>
            </draw:circle>
            <draw:frame draw:style-name="gr5" draw:text-style-name="P3" draw:layer="layout" svg:width="1.154cm" svg:height="0.971cm" svg:x="10.423cm" svg:y="16.315cm">
              <draw:text-box>
                <text:p><text:span text:style-name="T1">m</text:span></text:p>
              </draw:text-box>
            </draw:frame>
          </draw:g>
          <draw:g>
            <draw:circle draw:style-name="gr11" draw:text-style-name="P10" draw:layer="layout" svg:width="1.6cm" svg:height="1.6cm" svg:x="8.9cm" svg:y="14.6cm">
              <text:p/>
            </draw:circle>
            <draw:frame draw:style-name="gr5" draw:text-style-name="P3" draw:layer="layout" svg:width="1.154cm" svg:height="0.971cm" svg:x="9.123cm" svg:y="14.915cm">
              <draw:text-box>
                <text:p><text:span text:style-name="T1">n</text:span></text:p>
              </draw:text-box>
            </draw:frame>
          </draw:g>
          <draw:g>
            <draw:circle draw:style-name="gr11" draw:text-style-name="P10" draw:layer="layout" svg:width="1.6cm" svg:height="1.6cm" svg:x="11.5cm" svg:y="14.7cm">
              <text:p/>
            </draw:circle>
            <draw:frame draw:style-name="gr5" draw:text-style-name="P3" draw:layer="layout" svg:width="1.154cm" svg:height="0.971cm" svg:x="11.723cm" svg:y="15.015cm">
              <draw:text-box>
                <text:p><text:span text:style-name="T1">l</text:span></text:p>
              </draw:text-box>
            </draw:frame>
          </draw:g>
          <draw:rect draw:style-name="gr6" draw:text-style-name="P1" draw:layer="layout" svg:width="3.9cm" svg:height="3.9cm" draw:transform="rotate (0.785398163397448) translate (8.292cm 15.45cm)" draw:corner-radius="0.5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Eh" svg:font-family="ME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12:31:47.968000000</meta:creation-date>
    <dc:date>2016-12-15T14:24:29.609000000</dc:date>
    <meta:editing-duration>PT58M53S</meta:editing-duration>
    <meta:editing-cycles>38</meta:editing-cycles>
    <meta:generator>LibreOffice/5.0.4.2$Windows_x86 LibreOffice_project/2b9802c1994aa0b7dc6079e128979269cf95bc78</meta:generator>
    <meta:document-statistic meta:object-count="97"/>
  </office:meta>
</office:document-meta>
</file>